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636bd" officeooo:paragraph-rsid="000636bd"/>
    </style:style>
    <style:style style:name="P2" style:family="paragraph" style:parent-style-name="Standard">
      <style:paragraph-properties style:writing-mode="lr-tb"/>
      <style:text-properties officeooo:rsid="000636bd" officeooo:paragraph-rsid="000636bd"/>
    </style:style>
    <style:style style:name="P3" style:family="paragraph" style:parent-style-name="Standard">
      <style:text-properties officeooo:rsid="00079e62" officeooo:paragraph-rsid="00079e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de:</text:p>
      <text:p text:style-name="P1"><text:a xlink:type="simple" xlink:href="https://soko7awen.github.io/n220LabS23/Labs/midtermReview/navHighlight/" text:style-name="Internet_20_link" text:visited-style-name="Visited_20_Internet_20_Link">https://soko7awen.github.io/n220LabS23/Labs/midtermReview/navHighlight/</text:a></text:p>
      <text:p text:style-name="P1"><text:a xlink:type="simple" xlink:href="https://soko7awen.github.io/n220LabS23/Labs/midtermReview/rockPaperScissors/" text:style-name="Internet_20_link" text:visited-style-name="Visited_20_Internet_20_Link">https://soko7awen.github.io/n220LabS23/Labs/midtermReview/rockPaperScissors/</text:a></text:p>
      <text:p text:style-name="P2">Repo:<text:line-break/><text:a xlink:type="simple" xlink:href="https://github.com/soko7awen/n220LabS23/tree/main/Labs/midtermReview" text:style-name="Internet_20_link" text:visited-style-name="Visited_20_Internet_20_Link">https://github.com/soko7awen/n220LabS23/tree/main/Labs/midtermReview</text:a></text:p>
      <text:p text:style-name="P1">Reflection:</text:p>
      <text:p text:style-name="P3">I felt very comfortable with the the assignments given. I had no problem making the nav highlighter. I made the rock paper scissors game without a struggle as well. As a challenge to myself I made sure to make my rock paper scissors logic as efficient as I could. I was able to fit it into 12 lines of code. I also decided to make the site visually interesting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3T23:04:20.817445357</meta:creation-date>
    <dc:date>2023-03-02T15:26:17.661754924</dc:date>
    <meta:editing-duration>PT10M56S</meta:editing-duration>
    <meta:editing-cycles>3</meta:editing-cycles>
    <meta:generator>LibreOffice/7.4.5.1$Linux_X86_64 LibreOffice_project/40$Build-1</meta:generator>
    <meta:document-statistic meta:table-count="0" meta:image-count="0" meta:object-count="0" meta:page-count="1" meta:paragraph-count="6" meta:word-count="75" meta:character-count="598" meta:non-whitespace-character-count="529"/>
  </office:meta>
</office:document-meta>
</file>